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4.81541666666667cm" style:use-optimal-column-width="true"/>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co5" style:family="table-column">
      <style:table-column-properties fo:break-before="auto" style:column-width="2.27541666666667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style-name="ro4">
          <table:table-cell office:value-type="date" office:date-value="2012-08-23T00:00:00" table:style-name="ce2">
            <text:p>23/08/2012</text:p>
          </table:table-cell>
          <table:table-cell office:value-type="string" table:style-name="ce3">
            <text:p>Criação de algoritmos burros de previsões: Media aritmética (Média aritmetica dos ultimos 5 registros para inferir o sexto), Média Ponderada (Média ponderada dos últimos 5 registros para inferir o sexto, com o peso crescente para o mais atual) e Alisamento Exponencial Simples (Quase uma média movel com ponderação de peso).</text:p>
          </table:table-cell>
          <table:table-cell office:value-type="string" table:style-name="ce1">
            <text:p>Wagner</text:p>
          </table:table-cell>
          <table:table-cell table:number-columns-repeated="16381"/>
        </table:table-row>
        <table:table-row table:style-name="ro6">
          <table:table-cell office:value-type="date" office:date-value="2012-08-27T00:00:00" table:style-name="ce2">
            <text:p>27/08/2012</text:p>
          </table:table-cell>
          <table:table-cell office:value-type="string" table:style-name="ce3">
            <text:p>Finalização da RN_V2, onde fazemos as previsões utilizando o valor do dólar, bandas bollinger,... Implementamos também o método que realiza as previsoes. Não obtivemos um resultado satisfatório. Percebemos que a rede começou a vibrar mais, mas obteve uma previsão muito longe do valor real.</text:p>
          </table:table-cell>
          <table:table-cell office:value-type="string" table:style-name="ce1">
            <text:p>Felipe</text:p>
          </table:table-cell>
          <table:table-cell table:number-columns-repeated="16381"/>
        </table:table-row>
        <table:table-row table:style-name="ro6">
          <table:table-cell office:value-type="date" office:date-value="2012-09-03T00:00:00" table:style-name="ce2">
            <text:p>03/09/2012</text:p>
          </table:table-cell>
          <table:table-cell office:value-type="string" table:style-name="ce3">
            <text:p>Começamos a implementar os indices que a RN_V3 vai utilizar, tais como Médias Móveis e Percentual do Volume de Negociacão. As descrições dos 2 índices podem ser encontradas na pasta da RN_V3('Redes\03_09_RedeNeural_PrevisaoFinanceira_v3\Metodos_Indices')</text:p>
          </table:table-cell>
          <table:table-cell office:value-type="string" table:style-name="ce1">
            <text:p>Felipe</text:p>
          </table:table-cell>
          <table:table-cell table:number-columns-repeated="16381"/>
        </table:table-row>
        <table:table-row table:style-name="ro3">
          <table:table-cell office:value-type="date" office:date-value="2012-09-03T00:00:00" table:style-name="ce2">
            <text:p>03/09/2012</text:p>
          </table:table-cell>
          <table:table-cell office:value-type="string" table:style-name="ce3">
            <text:p>Incrementando as tabelas, para trazer mais dados referentes aos papéis (dados disponiveis pela BOVESPA).</text:p>
          </table:table-cell>
          <table:table-cell office:value-type="string" table:style-name="ce1">
            <text:p>Wagner</text:p>
          </table:table-cell>
          <table:table-cell table:number-columns-repeated="16381"/>
        </table:table-row>
        <table:table-row table:style-name="ro5">
          <table:table-cell office:value-type="date" office:date-value="2012-09-10T00:00:00" table:style-name="ce2">
            <text:p>10/09/2012</text:p>
          </table:table-cell>
          <table:table-cell office:value-type="string" table:style-name="ce3">
            <text:p>Implementamos 5 novos indices, são eles:PercentualTotalNegociacoes, PercentualCrescimentoDolar, PercentualCrescimentoValorAtivoMediaNDias, PercentualCrescimentoValorAtivo, PercentualDesviosPadroesEmRelacaoNDias, DiaSemana, que com excessao do DiaSemana, são todos explicados em um documento com o mesmo nome do indice que estão localizados em: 'Redes\03_09_RedeNeural_PrevisaoFinanceira_v3\Metodos_Indices' na pasta da RN_V3.</text:p>
          </table:table-cell>
          <table:table-cell office:value-type="string" table:style-name="ce1">
            <text:p>Felipe</text:p>
          </table:table-cell>
          <table:table-cell table:number-columns-repeated="16381"/>
        </table:table-row>
        <table:table-row table:style-name="ro3">
          <table:table-cell office:value-type="string" table:style-name="ce2">
            <text:p>13/09/2012</text:p>
          </table:table-cell>
          <table:table-cell office:value-type="string" table:style-name="ce3">
            <text:p>Implementamos PercentualValorAtivo_Max_Min_Med, que é o valor de fechamento em relação ao valor minimo, maximo e médio do mesmo dia.</text:p>
          </table:table-cell>
          <table:table-cell office:value-type="string" table:style-name="ce1">
            <text:p>Felipe</text:p>
          </table:table-cell>
          <table:table-cell table:number-columns-repeated="16381"/>
        </table:table-row>
        <table:table-row table:style-name="ro3">
          <table:table-cell office:value-type="string" table:style-name="ce2">
            <text:p>14/09/2012 até 18/09/2012</text:p>
          </table:table-cell>
          <table:table-cell office:value-type="string" table:style-name="ce3">
            <text:p>Nestes dias, utilizamos os índices criados anteriormente, criando diversas redes neurais da versão 3, escolhendo índices aleatórios pare analisar a performance de cada rede.</text:p>
          </table:table-cell>
          <table:table-cell office:value-type="string" table:style-name="ce1">
            <text:p>Felipe</text:p>
          </table:table-cell>
          <table:table-cell table:number-columns-repeated="16381"/>
        </table:table-row>
        <table:table-row table:number-rows-repeated="11" table:style-name="ro1">
          <table:table-cell table:style-name="ce1"/>
          <table:table-cell table:style-name="ce3"/>
          <table:table-cell table:number-columns-repeated="16382" table:style-name="ce1"/>
        </table:table-row>
        <table:table-row table:number-rows-repeated="21"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19" table:style-name="ro1">
          <table:table-cell table:number-columns-repeated="16384"/>
        </table:table-row>
      </table:table>
      <table:table table:name="Sheet2" table:style-name="ta2">
        <table:table-column table:style-name="co5"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5"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dc:creator>Felipe</dc:creator>
    <meta:creation-date>2009-04-16T11:32:48Z</meta:creation-date>
    <dc:date>2012-09-20T03:19:52Z</dc:date>
    <meta:editing-cycles>2</meta:editing-cycles>
    <meta:editing-duration>PT322S</meta:editing-duration>
    <meta:user-defined meta:name="Info 1"/>
    <meta:user-defined meta:name="Info 2"/>
    <meta:user-defined meta:name="Info 3"/>
    <meta:user-defined meta:name="Info 4"/>
  </office:meta>
</office:document-meta>
</file>